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, 宋体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officeooo:rsid="000b2c12" officeooo:paragraph-rsid="00129255" style:font-size-asian="11pt" style:font-size-complex="11pt"/>
    </style:style>
    <style:style style:name="P2" style:family="paragraph" style:parent-style-name="Standard">
      <style:text-properties style:font-name="Liberation Sans" fo:font-size="11pt" officeooo:rsid="00186e5f" officeooo:paragraph-rsid="00129255" style:font-size-asian="11pt" style:font-size-complex="11pt"/>
    </style:style>
    <style:style style:name="P3" style:family="paragraph" style:parent-style-name="Standard">
      <style:text-properties style:font-name="Liberation Sans" fo:font-size="11pt" officeooo:rsid="001a5d9c" officeooo:paragraph-rsid="00129255" style:font-size-asian="11pt" style:font-size-complex="11pt"/>
    </style:style>
    <style:style style:name="P4" style:family="paragraph" style:parent-style-name="Standard">
      <style:text-properties style:font-name="Liberation Sans" fo:font-size="11pt" officeooo:paragraph-rsid="00129255" style:font-size-asian="11pt" style:font-size-complex="11pt"/>
    </style:style>
    <style:style style:name="P5" style:family="paragraph" style:parent-style-name="Standard">
      <style:text-properties officeooo:paragraph-rsid="00129255"/>
    </style:style>
    <style:style style:name="P6" style:family="paragraph" style:parent-style-name="Heading_20_3" style:list-style-name="WWNum2">
      <style:text-properties style:font-name="Liberation Sans" officeooo:paragraph-rsid="00129255"/>
    </style:style>
    <style:style style:name="P7" style:family="paragraph" style:parent-style-name="Heading_20_2" style:list-style-name="WWNum2">
      <style:paragraph-properties fo:margin-top="0cm" fo:margin-bottom="0.199cm" loext:contextual-spacing="false" fo:break-before="page"/>
      <style:text-properties fo:color="#000000" style:font-name="Liberation Sans" fo:language="de" fo:country="CH" officeooo:paragraph-rsid="0012925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weight="bold" officeooo:rsid="00186e5f" style:font-weight-asian="bold" style:font-name-complex="Arial"/>
    </style:style>
    <style:style style:name="T4" style:family="text">
      <style:text-properties fo:font-weight="bold" style:font-weight-asian="bold" style:font-weight-complex="normal"/>
    </style:style>
    <style:style style:name="T5" style:family="text">
      <style:text-properties fo:font-weight="bold" officeooo:rsid="0018cee9" style:font-weight-asian="bold" style:font-weight-complex="normal"/>
    </style:style>
    <style:style style:name="T6" style:family="text">
      <style:text-properties fo:font-weight="bold" officeooo:rsid="001a5d9c" style:font-weight-asian="bold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5d9c" style:font-weight-asian="bold" style:font-weight-complex="bold"/>
    </style:style>
    <style:style style:name="T9" style:family="text">
      <style:text-properties fo:font-weight="bold" officeooo:rsid="001a7205" style:font-weight-asian="bold" style:font-weight-complex="bold"/>
    </style:style>
    <style:style style:name="T10" style:family="text">
      <style:text-properties fo:language="de" fo:country="CH"/>
    </style:style>
    <style:style style:name="T11" style:family="text">
      <style:text-properties fo:language="de" fo:country="CH" officeooo:rsid="00186e5f"/>
    </style:style>
    <style:style style:name="T12" style:family="text">
      <style:text-properties fo:language="de" fo:country="CH" officeooo:rsid="001fd2ed"/>
    </style:style>
    <style:style style:name="T13" style:family="text">
      <style:text-properties style:use-window-font-color="true" style:font-name="Liberation Sans" fo:font-size="11pt" fo:language="de" fo:country="CH" style:letter-kerning="false" style:font-name-asian="SimSun" style:font-size-asian="11pt" style:language-asian="zh" style:country-asian="CN" style:font-name-complex="Arial" style:font-size-complex="11pt" style:language-complex="ar" style:country-complex="SA"/>
    </style:style>
    <style:style style:name="T14" style:family="text">
      <style:text-properties style:use-window-font-color="true" fo:language="de" fo:country="CH" fo:font-weight="bold" style:letter-kerning="false" style:font-name-asian="SimSun" style:language-asian="zh" style:country-asian="CN" style:font-weight-asian="bold" style:font-name-complex="Arial" style:language-complex="ar" style:country-complex="SA" style:font-weight-complex="bold"/>
    </style:style>
    <style:style style:name="T15" style:family="text">
      <style:text-properties style:use-window-font-color="true" fo:language="de" fo:country="CH" fo:font-weight="normal" style:letter-kerning="false" style:font-name-asian="SimSun" style:language-asian="zh" style:country-asian="CN" style:font-weight-asian="normal" style:font-name-complex="Arial" style:language-complex="ar" style:country-complex="SA" style:font-weight-complex="normal"/>
    </style:style>
    <style:style style:name="T16" style:family="text">
      <style:text-properties style:use-window-font-color="true" fo:language="de" fo:country="CH" fo:font-weight="normal" officeooo:rsid="00186e5f" style:letter-kerning="false" style:font-name-asian="SimSun" style:language-asian="zh" style:country-asian="CN" style:font-weight-asian="normal" style:font-name-complex="Arial" style:language-complex="ar" style:country-complex="SA" style:font-weight-complex="normal"/>
    </style:style>
    <style:style style:name="T17" style:family="text">
      <style:text-properties style:font-name="Liberation Sans" fo:font-size="11pt" style:font-size-asian="11pt" style:font-size-complex="11pt"/>
    </style:style>
    <style:style style:name="T18" style:family="text">
      <style:text-properties style:font-name="Liberation Sans" fo:font-size="11pt" officeooo:rsid="00129255" style:font-size-asian="11pt" style:font-size-complex="11pt"/>
    </style:style>
    <style:style style:name="T19" style:family="text">
      <style:text-properties officeooo:rsid="00186e5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a5d9c" style:font-weight-asian="normal" style:font-weight-complex="normal"/>
    </style:style>
    <style:style style:name="T22" style:family="text">
      <style:text-properties fo:font-weight="normal" officeooo:rsid="001a720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22314966" text:style-name="WWNum2">
        <text:list-item>
          <text:list>
            <text:list-item>
              <text:h text:style-name="P7" text:outline-level="2">Agenda abonnieren</text:h>
            </text:list-item>
          </text:list>
        </text:list-item>
      </text:list>
      <text:p text:style-name="P4"><text:span text:style-name="T10">Die </text:span><text:span text:style-name="T11">öffentlichen </text:span><text:span text:style-name="T10">Termine können im persönlichen Online-Kalender </text:span><text:span text:style-name="T12">(z.B. auf dem Handy) </text:span><text:span text:style-name="T10">angezeigt werden (keine zusätzlichen Rechte nötig). Dadurch werden Änderungen im EGW Kalender sofort auch im persönlichen Kalender übernommen.</text:span></text:p>
      <text:p text:style-name="P4"/>
      <text:p text:style-name="P5"><text:span text:style-name="Source_20_Text"><text:span text:style-name="T13">Kalender-Feed-Link:</text:span></text:span><text:span text:style-name="Source_20_Text"><text:span text:style-name="T17"> </text:span></text:span><text:span text:style-name="Source_20_Text"><text:span text:style-name="T18">siehe Dashboard im Intranet.</text:span></text:span></text:p>
      <text:list xml:id="list212025573192429" text:continue-numbering="true" text:style-name="WWNum2">
        <text:list-item>
          <text:list>
            <text:list-item>
              <text:list>
                <text:list-item>
                  <text:h text:style-name="P6" text:outline-level="3"><text:span text:style-name="T2">Hinzufügen eines Kalender-Feeds zum Google-Kalender/</text:span><text:span text:style-name="T3">Android</text:span></text:h>
                </text:list-item>
              </text:list>
            </text:list-item>
          </text:list>
        </text:list-item>
      </text:list>
      <text:p text:style-name="P4"><text:span text:style-name="T1">1.</text:span>) Kopieren Sie <text:span text:style-name="T19">den</text:span> Kalender-Feed-Link<text:line-break/><text:span text:style-name="T1">2.</text:span>) <text:span text:style-name="T19">Ö</text:span>ffnen Sie Ihren Google Kalender <text:span text:style-name="T19">in einem Browser</text:span><text:line-break/><text:span text:style-name="T1">3.</text:span>) Klicken Sie auf d<text:span text:style-name="T19">as +</text:span> rechts neben “Weitere Kalender”<text:line-break/><text:span text:style-name="T1">4.</text:span>) Wählen Sie “Per URL” im Menü aus<text:line-break/><text:span text:style-name="T1">5.</text:span>) Fügen Sie den kopierten Link von Punkt "<text:span text:style-name="T1">1.</text:span>" in das Feld ein<text:line-break/><text:span text:style-name="T1">6.</text:span>) Klicken Sie auf “Kalender hinzufügen”</text:p>
      <text:p text:style-name="P4"><text:span text:style-name="T1">Hinweis:</text:span> Klicken Sie auf den gerade hinzugefügten Kalender, um ihn anzuzeigen. <text:span text:style-name="T20">In den Kalendereinstellungen kann der Kalendername angepasst werden.</text:span></text:p>
      <text:p text:style-name="P2"><text:span text:style-name="T5">7</text:span><text:span text:style-name="T4">.</text:span><text:span text:style-name="T20">) Auf dem Android-Handy kann der Kalender in der Kalender-App in den Einstellungen unter «Weitere Anzeigen» eingeblendet werden.</text:span></text:p>
      <text:list xml:id="list212025536738987" text:continue-numbering="true" text:style-name="WWNum2">
        <text:list-item>
          <text:list>
            <text:list-item>
              <text:list>
                <text:list-item>
                  <text:h text:style-name="P6" text:outline-level="3"><text:span text:style-name="T1">Hinzufügen eines Kalender-Feeds auf dem Apple iPhone</text:span> </text:h>
                </text:list-item>
              </text:list>
            </text:list-item>
          </text:list>
        </text:list-item>
      </text:list>
      <text:p text:style-name="P2"><text:span text:style-name="T4">1.</text:span><text:span text:style-name="T20">) Kopieren Sie den Kalender-Feed-Link<text:line-break/></text:span><text:span text:style-name="T4">2.</text:span><text:span text:style-name="T20">) Fügen Sie den kopierten Link von Punkt "1." in eine E-Mail ein<text:line-break/></text:span><text:span text:style-name="T4">3.</text:span><text:span text:style-name="T20">) Senden Sie die E-Mail an Ihr iPhone<text:line-break/></text:span><text:span text:style-name="T4">4.</text:span><text:span text:style-name="T20">) Öffnen Sie die E-Mail auf Ihrem iPhone<text:line-break/></text:span><text:span text:style-name="T4">5.</text:span><text:span text:style-name="T20">) Klicken Sie auf den Link in der E-Mail auf Ihrem iPhone<text:line-break/></text:span><text:span text:style-name="T4">6.</text:span><text:span text:style-name="T20">) Klicken Sie im Dialogfeld auf “Abonnieren”<text:line-break/></text:span><text:span text:style-name="T4">7.</text:span><text:span text:style-name="T20">) Ihr Kalender wird im Menü “Kalender” unter “Abonnements” angezeigt</text:span></text:p>
      <text:p text:style-name="P3"><text:span text:style-name="T7">Alternativ</text:span><text:span text:style-name="T20"> kann der Kalender auch manuell abonniert werden:</text:span></text:p>
      <text:p text:style-name="P2"><text:span text:style-name="T4">1.</text:span><text:span text:style-name="T20">) Kopieren Sie den Kalender-Feed-Link<text:line-break/></text:span><text:span text:style-name="T8">2.</text:span><text:span text:style-name="T21">) Wählen Sie in den Einstellungen «Kalender» und öffnen Sie den Punkt «Accounts».<text:line-break/></text:span><text:span text:style-name="T8">3.</text:span><text:span text:style-name="T21">) Wählen Sie «Accont hinzufügen» → Andere → unter Kalender «Kalenderabo hinzufügen»<text:line-break/></text:span><text:span text:style-name="T9">4</text:span><text:span text:style-name="T6">.</text:span><text:span text:style-name="T21">) Fügen Sie den kopierten Link von Punkt "</text:span><text:span text:style-name="T6">1.</text:span><text:span text:style-name="T21">" in das Feld </text:span><text:span text:style-name="T22">Server </text:span><text:span text:style-name="T21">ein.<text:line-break/></text:span><text:span text:style-name="T4">5.</text:span><text:span text:style-name="T20">) Klicken Sie auf </text:span><text:span text:style-name="T22">Weiter, dann auf Sichern</text:span></text:p>
      <text:list xml:id="list212026269731256" text:continue-numbering="true" text:style-name="WWNum2">
        <text:list-item>
          <text:list>
            <text:list-item>
              <text:list>
                <text:list-item>
                  <text:h text:style-name="P6" text:outline-level="3"><text:span text:style-name="T1">Hinzufügen eines Kalender-Feeds zu Apple Kalender</text:span> </text:h>
                </text:list-item>
              </text:list>
            </text:list-item>
          </text:list>
        </text:list-item>
      </text:list>
      <text:p text:style-name="P4"><text:span text:style-name="T1">1.</text:span>) Kopieren Sie de<text:span text:style-name="T19">n</text:span> Kalender-Feed-Link<text:line-break/><text:span text:style-name="T1">2.</text:span>) Öffnen Sie Apple Kalender. <text:line-break/><text:span text:style-name="T1">3.</text:span>) Wählen Sie "Neues Kalenderabonnement" im Menü "Ablage" aus. <text:line-break/><text:span text:style-name="T1">4.</text:span>) Fügen Sie den kopierten Link von Punkt "<text:span text:style-name="T1">1.</text:span>" in das Feld ein. <text:line-break/><text:span text:style-name="T1">5.</text:span>) Klicken Sie auf “Abonnieren”. <text:line-break/><text:span text:style-name="T1">6.</text:span>) Im folgenden Dialogfeld passen Sie ihren Kalender nach Belieben an. <text:line-break/><text:span text:style-name="T1">7.</text:span>) Ihr Kalender erscheint auf der linken Spalte unter "Abonnements". </text:p>
      <text:list xml:id="list212025937451610" text:continue-numbering="true" text:style-name="WWNum2">
        <text:list-item>
          <text:list>
            <text:list-item>
              <text:list>
                <text:list-item>
                  <text:h text:style-name="P6" text:outline-level="3"><text:span text:style-name="T1">Hinzufügen eines Kalender-Feeds zu MS Outlook 2007</text:span> </text:h>
                </text:list-item>
              </text:list>
            </text:list-item>
          </text:list>
        </text:list-item>
      </text:list>
      <text:p text:style-name="P4"><text:span text:style-name="T14">1.</text:span><text:span text:style-name="T15">) Kopieren Sie </text:span><text:span text:style-name="T16">den</text:span><text:span text:style-name="T15"> Kalender-Feed-Link</text:span><text:span text:style-name="T1"><text:line-break/>2.</text:span>) Öffnen Sie MS Outlook 2007. <text:line-break/><text:span text:style-name="T1">3.</text:span>) Klicken Sie auf “Extras” und wählen Sie “Kontoeinstellungen" aus. <text:line-break/><text:span text:style-name="T1">4.</text:span>) Klicken Sie in den “Kontoeinstellungen" auf den Tab “Internetkalender". <text:line-break/><text:span text:style-name="T1">5.</text:span>) Klicken Sie auf “Neu”. <text:line-break/><text:span text:style-name="T1">6.</text:span>) Fügen Sie den kopierten Link von Punkt "<text:span text:style-name="T1">1.</text:span>" in das Feld ein. <text:line-break/><text:span text:style-name="T1">7.</text:span>) Benennen Sie Ihren Kalender in “Abonnementoptionen” um. <text:line-break/><text:span text:style-name="T1">8.</text:span>) Ihr Kalender wird links bei “Andere Kalender” angezeigt. </text:p>
      <text:p text:style-name="P1"><text:span text:style-name="T1">Hinweis:</text:span> Klicken Sie die Pfeiltaste auf dem Tab des neuen Kalenders, um ihn zu Ihrem Kalender hinzuzufüg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8T21:18:11.677245504</meta:creation-date>
    <dc:date>2022-02-08T21:20:24.546667196</dc:date>
    <meta:editing-duration>PT2M13S</meta:editing-duration>
    <meta:editing-cycles>1</meta:editing-cycles>
    <meta:document-statistic meta:table-count="0" meta:image-count="0" meta:object-count="0" meta:page-count="1" meta:paragraph-count="16" meta:word-count="413" meta:character-count="2754" meta:non-whitespace-character-count="2340"/>
    <meta:generator>LibreOffice/6.0.7.3$Linux_X86_64 LibreOffice_project/00m0$Build-3</meta:generator>
  </office:meta>
</office:document-meta>
</file>